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92" style:family="table">
      <style:table-properties style:width="7.0833in" fo:margin-left="0in" fo:margin-right="-0.0028in" table:align="margins"/>
    </style:style>
    <style:style style:name="Table92.A" style:family="table-column">
      <style:table-column-properties style:column-width="0.2063in" style:rel-column-width="1908*"/>
    </style:style>
    <style:style style:name="Table92.C" style:family="table-column">
      <style:table-column-properties style:column-width="0.2299in" style:rel-column-width="2126*"/>
    </style:style>
    <style:style style:name="Table92.D" style:family="table-column">
      <style:table-column-properties style:column-width="0.1785in" style:rel-column-width="1651*"/>
    </style:style>
    <style:style style:name="Table92.E" style:family="table-column">
      <style:table-column-properties style:column-width="1.4833in" style:rel-column-width="13723*"/>
    </style:style>
    <style:style style:name="Table92.F" style:family="table-column">
      <style:table-column-properties style:column-width="4.7792in" style:rel-column-width="44219*"/>
    </style:style>
    <style:style style:name="Table92.1" style:family="table-row">
      <style:table-row-properties style:keep-together="false" fo:keep-together="always"/>
    </style:style>
    <style:style style:name="Table92.A1" style:family="table-cell">
      <style:table-cell-properties fo:padding="0.0382in" fo:border-left="0.0007in solid #000000" fo:border-right="none" fo:border-top="0.0007in solid #000000" fo:border-bottom="0.0007in solid #000000"/>
    </style:style>
    <style:style style:name="Table92.F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F2" style:family="table-cell">
      <style:table-cell-properties style:vertical-align="middle"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style>
    <style:style style:name="Table99.A" style:family="table-column">
      <style:table-column-properties style:column-width="1.7653in" style:rel-column-width="2542*"/>
    </style:style>
    <style:style style:name="Table99.B" style:family="table-column">
      <style:table-column-properties style:column-width="1.5944in" style:rel-column-width="2296*"/>
    </style:style>
    <style:style style:name="Table99.C" style:family="table-column">
      <style:table-column-properties style:column-width="3.7208in" style:rel-column-width="535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C2" style:family="table-cell">
      <style:table-cell-properties fo:padding="0.0382in" fo:border-left="0.0007in solid #000000" fo:border-right="0.0007in solid #000000" fo:border-top="none" fo:border-bottom="0.0007in solid #000000"/>
    </style:style>
    <style:style style:name="Table99.A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9.C12" style:family="table-cell">
      <style:table-cell-properties style:vertical-align="middle"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3566*"/>
    </style:style>
    <style:style style:name="Table95.B" style:family="table-column">
      <style:table-column-properties style:column-width="4.6042in" style:rel-column-width="6630*"/>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3586*"/>
    </style:style>
    <style:style style:name="Table96.B" style:family="table-column">
      <style:table-column-properties style:column-width="4.5903in" style:rel-column-width="6610*"/>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justify"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font-name="Courier New" fo:font-weight="bold" style:font-weight-asian="bold" style:font-weight-complex="bold"/>
    </style:style>
    <style:style style:name="P19" style:family="paragraph" style:parent-style-name="Table_20_Contents">
      <style:paragraph-properties fo:text-align="center" style:justify-single-word="false"/>
      <style:text-properties style:font-name="Courier New" fo:font-size="12pt" style:font-size-asian="12pt" style:font-size-complex="12pt"/>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paragraph-properties fo:text-align="justify" style:justify-single-word="false"/>
      <style:text-properties style:font-name="Courier New" fo:font-size="10pt" style:font-size-asian="10pt" style:font-size-complex="10pt"/>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5" style:family="paragraph" style:parent-style-name="Table_20_Contents">
      <style:text-properties fo:color="#808080" fo:font-size="10pt" style:font-size-asian="10pt" style:font-size-complex="10pt"/>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style:font-name="Arial Black" fo:font-size="10pt" style:font-size-asian="10pt" style:font-size-complex="10pt"/>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2" style:family="paragraph" style:parent-style-name="Table_20_Contents">
      <style:text-properties style:use-window-font-color="true"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Code">
      <style:text-properties fo:font-size="12pt" fo:font-weight="bold" style:font-size-asian="12pt" style:font-weight-asian="bold" style:font-size-complex="12pt" style:font-weight-complex="bold"/>
    </style:style>
    <style:style style:name="P35" style:family="paragraph" style:parent-style-name="Code">
      <style:paragraph-properties fo:text-align="justify" style:justify-single-word="false"/>
    </style:style>
    <style:style style:name="P36" style:family="paragraph" style:parent-style-name="Code">
      <style:text-properties style:font-name="Times New Roman" fo:font-size="14pt" style:font-name-asian="SimSun" style:font-size-asian="14pt" style:font-name-complex="Mangal" style:font-size-complex="14pt"/>
    </style:style>
    <style:style style:name="P37" style:family="paragraph" style:parent-style-name="Code">
      <style:text-properties style:text-underline-style="solid" style:text-underline-width="auto" style:text-underline-color="font-color" fo:font-weight="bold" style:font-weight-asian="bold" style:font-weight-complex="bold"/>
    </style:style>
    <style:style style:name="P38" style:family="paragraph" style:parent-style-name="Code">
      <style:text-properties style:text-underline-style="none"/>
    </style:style>
    <style:style style:name="P39" style:family="paragraph" style:parent-style-name="Text_20_body">
      <style:paragraph-properties fo:break-before="page"/>
    </style:style>
    <style:style style:name="P40" style:family="paragraph" style:parent-style-name="Heading_20_1">
      <style:paragraph-properties fo:text-align="justify" style:justify-single-word="false"/>
    </style:style>
    <style:style style:name="P41" style:family="paragraph" style:parent-style-name="Heading_20_1">
      <style:paragraph-properties fo:break-before="page"/>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7.0602in" style:type="right" style:leader-style="dotted" style:leader-text="."/>
        </style:tab-stops>
      </style:paragraph-properties>
    </style:style>
    <style:style style:name="P44" style:family="paragraph" style:parent-style-name="Contents_20_2">
      <style:paragraph-properties>
        <style:tab-stops>
          <style:tab-stop style:position="6.8839in" style:type="right"/>
        </style:tab-stops>
      </style:paragraph-properties>
    </style:style>
    <style:style style:name="P45" style:family="paragraph" style:parent-style-name="Table_20_Contents">
      <style:paragraph-properties fo:text-align="justify" style:justify-single-word="false"/>
    </style:style>
    <style:style style:name="P46" style:family="paragraph" style:parent-style-name="Index_20_1">
      <style:paragraph-properties>
        <style:tab-stops>
          <style:tab-stop style:position="7.0807in" style:type="right"/>
        </style:tab-stops>
      </style:paragraph-properties>
    </style:style>
    <style:style style:name="P47" style:family="paragraph" style:parent-style-name="Index_20_Separator">
      <style:paragraph-properties>
        <style:tab-stops/>
      </style:paragraph-properties>
    </style:style>
    <style:style style:name="P48" style:family="paragraph" style:parent-style-name="Text_20_body" style:master-page-name="Standard">
      <style:paragraph-properties style:page-numb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paragraph-properties fo:text-align="justify" style:justify-single-word="false"/>
    </style:style>
    <style:style style:name="P52" style:family="paragraph" style:parent-style-name="Text_20_body" style:list-style-name="L5">
      <style:paragraph-properties fo:text-align="justify" style:justify-single-word="false"/>
    </style:style>
    <style:style style:name="P53" style:family="paragraph" style:parent-style-name="Text_20_body" style:list-style-name="L1">
      <style:paragraph-properties fo:text-align="justify" style:justify-single-word="false"/>
    </style:style>
    <style:style style:name="P54" style:family="paragraph" style:parent-style-name="Text_20_body" style:list-style-name="L8">
      <style:paragraph-properties fo:text-align="justify" style:justify-single-word="false"/>
    </style:style>
    <style:style style:name="P55" style:family="paragraph" style:parent-style-name="Text_20_body" style:list-style-name="L10">
      <style:paragraph-properties fo:text-align="justify" style:justify-single-word="false"/>
    </style:style>
    <style:style style:name="P56" style:family="paragraph" style:parent-style-name="Text_20_body" style:list-style-name="L11">
      <style:paragraph-properties fo:text-align="justify" style:justify-single-word="false"/>
    </style:style>
    <style:style style:name="P57" style:family="paragraph" style:parent-style-name="Text_20_body" style:list-style-name="L13">
      <style:paragraph-properties fo:text-align="justify" style:justify-single-word="false"/>
    </style:style>
    <style:style style:name="P58" style:family="paragraph" style:parent-style-name="Text_20_body" style:list-style-name="L14">
      <style:paragraph-properties fo:text-align="justify" style:justify-single-word="false"/>
    </style:style>
    <style:style style:name="P59" style:family="paragraph" style:parent-style-name="Text_20_body" style:list-style-name="L15">
      <style:paragraph-properties fo:text-align="justify" style:justify-single-word="false"/>
    </style:style>
    <style:style style:name="P60" style:family="paragraph" style:parent-style-name="Text_20_body" style:list-style-name="L16">
      <style:paragraph-properties fo:text-align="justify" style:justify-single-word="false"/>
    </style:style>
    <style:style style:name="P61" style:family="paragraph" style:parent-style-name="Text_20_body" style:list-style-name="L17">
      <style:paragraph-properties fo:text-align="justify" style:justify-single-word="false"/>
    </style:style>
    <style:style style:name="P62" style:family="paragraph" style:parent-style-name="Text_20_body" style:list-style-name="L18">
      <style:paragraph-properties fo:text-align="justify" style:justify-single-word="false"/>
    </style:style>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9"/>
    <style:style style:name="P68"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March 29, 2015</text:p>
      <text:p text:style-name="P2">Covering fOOrth version 0.0.3</text:p>
      <text:p text:style-name="P2">Status: Unpublished.</text:p>
      <text:p text:style-name="Text_20_body"/>
      <text:p text:style-name="Text_20_body"/>
      <text:p text:style-name="Text_20_body"/>
      <text:p text:style-name="P39"/>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42">Table of Contents</text:p>
          </text:index-title>
          <text:p text:style-name="P43">The MIT License (MIT).<text:tab/>5</text:p>
          <text:p text:style-name="P43">Introduction<text:tab/>6</text:p>
          <text:p text:style-name="P44">About the name fOOrth<text:tab/>6</text:p>
          <text:p text:style-name="P44">How fOOrth came to be<text:tab/>6</text:p>
          <text:p text:style-name="P44">Goals and Principles<text:tab/>7</text:p>
          <text:p text:style-name="P44">Report Card<text:tab/>8</text:p>
          <text:p text:style-name="P44">Special Note of Thanks<text:tab/>9</text:p>
          <text:p text:style-name="P43">Installation<text:tab/>10</text:p>
          <text:p text:style-name="P44">Ruby<text:tab/>10</text:p>
          <text:p text:style-name="P44">fOOrth<text:tab/>10</text:p>
          <text:p text:style-name="P44">Running fOOrth<text:tab/>11</text:p>
          <text:p text:style-name="P44">Source Archive<text:tab/>11</text:p>
          <text:p text:style-name="P43">First Steps<text:tab/>12</text:p>
          <text:p text:style-name="P43">The Syntax and Style of fOOrth<text:tab/>14</text:p>
          <text:p text:style-name="P44">Syntax<text:tab/>14</text:p>
          <text:p text:style-name="P44">Spaces<text:tab/>14</text:p>
          <text:p text:style-name="P44">Comments<text:tab/>14</text:p>
          <text:p text:style-name="P44">String Literals<text:tab/>14</text:p>
          <text:p text:style-name="P44">Numeric Literals<text:tab/>15</text:p>
          <text:p text:style-name="P43">A fOOrth Calculator<text:tab/>16</text:p>
          <text:p text:style-name="P44">The Basics<text:tab/>16</text:p>
          <text:p text:style-name="P44">Stack Manipulation<text:tab/>17</text:p>
          <text:p text:style-name="P44">Programming<text:tab/>19</text:p>
          <text:p text:style-name="P44">Control Structures<text:tab/>20</text:p>
          <text:p text:style-name="P44">Data Memory<text:tab/>24</text:p>
          <text:p text:style-name="P43">Data Storage in fOOrth<text:tab/>25</text:p>
          <text:p text:style-name="P44">Typing<text:tab/>25</text:p>
          <text:p text:style-name="P44">Declarations<text:tab/>25</text:p>
          <text:p text:style-name="P44">Scoping<text:tab/>25</text:p>
          <text:p text:style-name="P44">Referencing<text:tab/>26</text:p>
          <text:p text:style-name="P44">Mutation<text:tab/>27</text:p>
          <text:p text:style-name="P43">Cloning Data<text:tab/>29</text:p>
          <text:p text:style-name="P44">Deep vs Shallow Copy<text:tab/>29</text:p>
          <text:p text:style-name="P44">Permissive Copying<text:tab/>31</text:p>
          <text:p text:style-name="P43">The Class Tree<text:tab/>32</text:p>
          <text:p text:style-name="P44">A Brief Overview<text:tab/>32</text:p>
          <text:p text:style-name="P43">Method Mapping<text:tab/>34</text:p>
          <text:p text:style-name="P43">Routing<text:tab/>35</text:p>
          <text:p text:style-name="P44">Routing Internals<text:tab/>36</text:p>
          <text:p text:style-name="P43">Handling Exceptions<text:tab/>38</text:p>
          <text:p text:style-name="P44">Handling Errors<text:tab/>38</text:p>
          <text:p text:style-name="P44">fOOrth Native Exception Codes:<text:tab/>38</text:p>
          <text:p text:style-name="P44">Ruby Mapped Exception Codes<text:tab/>39</text:p>
          <text:p text:style-name="P43">Array<text:tab/>40</text:p>
          <text:p text:style-name="P44">Array Literals<text:tab/>40</text:p>
          <text:p text:style-name="P44">Class Methods<text:tab/>41</text:p>
          <text:p text:style-name="P44">Instance Methods<text:tab/>42</text:p>
          <text:p text:style-name="P44">See Also<text:tab/>50</text:p>
          <text:p text:style-name="P43">Class<text:tab/>51</text:p>
          <text:p text:style-name="P44">Instance Methods<text:tab/>51</text:p>
          <text:p text:style-name="P44">Commands<text:tab/>54</text:p>
          <text:p text:style-name="P44">See Also<text:tab/>55</text:p>
          <text:p text:style-name="P43">Complex<text:tab/>56</text:p>
          <text:p text:style-name="P44">Complex Literals<text:tab/>56</text:p>
          <text:p text:style-name="P44">Instance Methods<text:tab/>57</text:p>
          <text:p text:style-name="P44">Instance Stubs<text:tab/>57</text:p>
          <text:p text:style-name="P44">See Also<text:tab/>57</text:p>
          <text:p text:style-name="P43">Exception<text:tab/>58</text:p>
          <text:p text:style-name="P43">FalseClass<text:tab/>59</text:p>
          <text:p text:style-name="P44">Instance Methods<text:tab/>59</text:p>
          <text:p text:style-name="P44">See Also<text:tab/>59</text:p>
          <text:p text:style-name="P43">Float<text:tab/>61</text:p>
          <text:p text:style-name="P44">Float Literals<text:tab/>61</text:p>
          <text:p text:style-name="P44">See Also<text:tab/>61</text:p>
          <text:p text:style-name="P43">Hash<text:tab/>62</text:p>
          <text:p text:style-name="P44">Hash Literals<text:tab/>62</text:p>
          <text:p text:style-name="P44">Instance Methods<text:tab/>62</text:p>
          <text:p text:style-name="P44">See Also<text:tab/>62</text:p>
          <text:p text:style-name="P43">InStream<text:tab/>63</text:p>
          <text:p text:style-name="P44">Class Methods<text:tab/>63</text:p>
          <text:p text:style-name="P44">Instance Methods<text:tab/>63</text:p>
          <text:p text:style-name="P44">Class Stubs<text:tab/>63</text:p>
          <text:p text:style-name="P44">See Also<text:tab/>63</text:p>
          <text:p text:style-name="P43">Integer<text:tab/>64</text:p>
          <text:p text:style-name="P44">Integer Literals<text:tab/>64</text:p>
          <text:p text:style-name="P44">Instance Methods<text:tab/>64</text:p>
          <text:p text:style-name="P44">See Also<text:tab/>65</text:p>
          <text:p text:style-name="P43">MaxNumeric<text:tab/>66</text:p>
          <text:p text:style-name="P44">MaxNumeric Literals<text:tab/>66</text:p>
          <text:p text:style-name="P44">Instance Methods<text:tab/>66</text:p>
          <text:p text:style-name="P43">MinNumeric<text:tab/>67</text:p>
          <text:p text:style-name="P44">Min Numeric Literals<text:tab/>67</text:p>
          <text:p text:style-name="P44">Instance Methods<text:tab/>67</text:p>
          <text:p text:style-name="P43">NilClass<text:tab/>68</text:p>
          <text:p text:style-name="P44"><text:soft-page-break/>Instance Methods<text:tab/>68</text:p>
          <text:p text:style-name="P44">See Also<text:tab/>68</text:p>
          <text:p text:style-name="P43">Numeric<text:tab/>69</text:p>
          <text:p text:style-name="P44">Instance Methods<text:tab/>69</text:p>
          <text:p text:style-name="P44">See Also<text:tab/>71</text:p>
          <text:p text:style-name="P43">Object<text:tab/>72</text:p>
          <text:p text:style-name="P44">Instance Methods<text:tab/>72</text:p>
          <text:p text:style-name="P44">See Also<text:tab/>81</text:p>
          <text:p text:style-name="P43">OutStream<text:tab/>82</text:p>
          <text:p text:style-name="P44">Class Methods<text:tab/>82</text:p>
          <text:p text:style-name="P44">Instance Methods<text:tab/>82</text:p>
          <text:p text:style-name="P44">Class Stubs<text:tab/>82</text:p>
          <text:p text:style-name="P44">See Also<text:tab/>83</text:p>
          <text:p text:style-name="P43">Procedure<text:tab/>84</text:p>
          <text:p text:style-name="P44">Procedure Literals<text:tab/>84</text:p>
          <text:p text:style-name="P44">Instance Methods<text:tab/>84</text:p>
          <text:p text:style-name="P44">See Also<text:tab/>84</text:p>
          <text:p text:style-name="P43">Queue<text:tab/>85</text:p>
          <text:p text:style-name="P44">Instance Methods<text:tab/>85</text:p>
          <text:p text:style-name="P44">See Also<text:tab/>85</text:p>
          <text:p text:style-name="P43">Rational<text:tab/>86</text:p>
          <text:p text:style-name="P44">Rational Literals<text:tab/>86</text:p>
          <text:p text:style-name="P44">Instance Methods<text:tab/>86</text:p>
          <text:p text:style-name="P44">See Also<text:tab/>87</text:p>
          <text:p text:style-name="P43">Stack<text:tab/>88</text:p>
          <text:p text:style-name="P44">Instance Methods<text:tab/>88</text:p>
          <text:p text:style-name="P44">See Also<text:tab/>88</text:p>
          <text:p text:style-name="P43">String<text:tab/>89</text:p>
          <text:p text:style-name="P44">String Literals<text:tab/>89</text:p>
          <text:p text:style-name="P44">Instance Methods<text:tab/>89</text:p>
          <text:p text:style-name="P44">See Also<text:tab/>90</text:p>
          <text:p text:style-name="P43">Thread<text:tab/>91</text:p>
          <text:p text:style-name="P44">Class Methods<text:tab/>91</text:p>
          <text:p text:style-name="P44">Instance Methods<text:tab/>91</text:p>
          <text:p text:style-name="P44">See Also<text:tab/>91</text:p>
          <text:p text:style-name="P43">TrueClass<text:tab/>92</text:p>
          <text:p text:style-name="P44">See Also<text:tab/>92</text:p>
          <text:p text:style-name="P43">VirtualMachine<text:tab/>93</text:p>
          <text:p text:style-name="P44">Instance Methods<text:tab/>93</text:p>
          <text:p text:style-name="P44">Commands<text:tab/>95</text:p>
          <text:p text:style-name="P44">See Also<text:tab/>96</text:p>
          <text:p text:style-name="P43">Appendix A – Symbol Glossary<text:tab/>97</text:p>
          <text:p text:style-name="P43">Appendix B – Regular Expressions<text:tab/>99</text:p>
          <text:p text:style-name="P43">Edit History:<text:tab/>102</text:p>
        </text:index-body>
      </text:table-of-content>
      <text:p text:style-name="Text_20_body"/>
      <text:h text:style-name="P4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0"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564334095268890366" text:style-name="L1">
        <text:list-item>
          <text:p text:style-name="P49">A Simple, Easy-to-Understand syntax that is none the less, Expressive and Compact:</text:p>
        </text:list-item>
      </text:list>
      <text:list xml:id="list5335789810367652954" text:style-name="L2">
        <text:list-item>
          <text:list>
            <text:list-item>
              <text:p text:style-name="P50">Source code in fOOrth is free-form with no line oriented limitations or rules.</text:p>
            </text:list-item>
            <text:list-item>
              <text:p text:style-name="P50">Support is given to the easy representation of common literal data such as strings, integers, floating point numbers, rational numbers, and complex numbers.</text:p>
            </text:list-item>
          </text:list>
        </text:list-item>
      </text:list>
      <text:list xml:id="list41409140" text:continue-list="list6564334095268890366" text:style-name="L1">
        <text:list-item>
          <text:p text:style-name="P49">Safe Data and Data Structures:</text:p>
        </text:list-item>
      </text:list>
      <text:list xml:id="list7551269450034166774" text:style-name="L3">
        <text:list-item>
          <text:list>
            <text:list-item>
              <text:p text:style-name="P51">Simple, reliable arithmetic. In fOOrth, integer operations never overflow. Rational <text:soft-page-break/>values can be represented exactly, complex numbers are supported, and conversions between numeric types are simple.</text:p>
            </text:list-item>
            <text:list-item>
              <text:p text:style-name="P51">Strings grow as needed without the need to allocate space or worry about overflow.</text:p>
            </text:list-item>
            <text:list-item>
              <text:p text:style-name="P51">Data containers such as arrays and hashes grow as needed. Out of range subscripts cannot access undefined memory regions. </text:p>
            </text:list-item>
          </text:list>
        </text:list-item>
      </text:list>
      <text:list xml:id="list41417223" text:continue-list="list41409140" text:style-name="L1">
        <text:list-item>
          <text:p text:style-name="P49">Message Passing:</text:p>
        </text:list-item>
      </text:list>
      <text:list xml:id="list2435635924535513221" text:style-name="L4">
        <text:list-item>
          <text:list>
            <text:list-item>
              <text:p text:style-name="P63">In fOOrth all actions take the form of messages sent to a receiver.</text:p>
            </text:list-item>
            <text:list-item>
              <text:p text:style-name="P63">The routing of messages is specified by the exact type of the message.</text:p>
            </text:list-item>
            <text:list-item>
              <text:p text:style-name="P63">Message receivers include data items on the stack as well as the virtual machine object associated with the current thread of execution.</text:p>
            </text:list-item>
            <text:list-item>
              <text:p text:style-name="P63">Messages for which no routing specification can be found, generate an error at compile time.</text:p>
            </text:list-item>
          </text:list>
        </text:list-item>
      </text:list>
      <text:list xml:id="list41403964" text:continue-list="list41417223" text:style-name="L1">
        <text:list-item>
          <text:p text:style-name="P49">Object Oriented Design:</text:p>
        </text:list-item>
      </text:list>
      <text:list xml:id="list372978231774155811" text:style-name="L5">
        <text:list-item>
          <text:list>
            <text:list-item>
              <text:p text:style-name="P52">Support class based inheritance, with a non-cyclic (single inheritance) tree derived from a common base Object class.</text:p>
            </text:list-item>
            <text:list-item>
              <text:p text:style-name="P64">Support late binding and polymorphism through message interface compatibility or “duck” typing.</text:p>
            </text:list-item>
          </text:list>
        </text:list-item>
      </text:list>
      <text:list xml:id="list41417090" text:continue-list="list41403964" text:style-name="L1">
        <text:list-item>
          <text:p text:style-name="P49">Meta programming: </text:p>
        </text:list-item>
      </text:list>
      <text:list xml:id="list8711960136227321119" text:style-name="L6">
        <text:list-item>
          <text:list>
            <text:list-item>
              <text:p text:style-name="P65">Support extensible language constructs by making the compiler an accessible part of the system.</text:p>
            </text:list-item>
          </text:list>
        </text:list-item>
      </text:list>
      <text:list xml:id="list41422321" text:continue-list="list41417090" text:style-name="L1">
        <text:list-item>
          <text:p text:style-name="P49">Reliability:</text:p>
        </text:list-item>
      </text:list>
      <text:list xml:id="list7971625648422961247" text:style-name="L7">
        <text:list-item>
          <text:list>
            <text:list-item>
              <text:p text:style-name="P66">Errors should be detected as soon as possible. </text:p>
            </text:list-item>
            <text:list-item>
              <text:p text:style-name="P66">Language constructs should not be designed in a way that causes simple coding errors to spin off into infinite loops. </text:p>
            </text:list-item>
          </text:list>
        </text:list-item>
      </text:list>
      <text:list xml:id="list41395214" text:continue-list="list41422321" text:style-name="L1">
        <text:list-item>
          <text:p text:style-name="P53">Building on the host language:</text:p>
        </text:list-item>
      </text:list>
      <text:list xml:id="list7235554785499717934" text:style-name="L8">
        <text:list-item>
          <text:list>
            <text:list-item>
              <text:p text:style-name="P54">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47550568"/>Thanks<text:alphabetical-index-mark-end text:id="IMark147550568"/></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6677614049217897486" text:style-name="L9">
        <text:list-item>
          <text:p text:style-name="P67">ruby 1.9.3p484 (2013-11-22) [i386-mingw32]</text:p>
        </text:list-item>
        <text:list-item>
          <text:p text:style-name="P67">ruby 2.1.5p273 (2014-11-13 revision 48405) [i386-mingw32]</text:p>
        </text:list-item>
        <text:list-item>
          <text:p text:style-name="P67">Rubinius – to be tested!</text:p>
        </text:list-item>
        <text:list-item>
          <text:p text:style-name="P67">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147550568"/>Rake<text:alphabetical-index-mark-end text:id="IMark147550568"/>:</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7550568"/>Demo.rb<text:alphabetical-index-mark-end text:id="IMark14755056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209533164"/>drop<text:alphabetical-index-mark-end text:id="IMark209533164"/>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5">&gt;</text:p>
          </table:table-cell>
        </table:table-row>
        <table:table-row table:style-name="Table54.1">
          <table:table-cell table:style-name="Table54.A2" office:value-type="string">
            <text:p text:style-name="P15"><text:alphabetical-index-mark-start text:id="IMark209533164"/>dup<text:alphabetical-index-mark-end text:id="IMark209533164"/>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5">&gt;</text:p>
          </table:table-cell>
        </table:table-row>
        <table:table-row table:style-name="Table54.1">
          <table:table-cell table:style-name="Table54.A2" office:value-type="string">
            <text:p text:style-name="P15"><text:alphabetical-index-mark-start text:id="IMark209533164"/>nip<text:alphabetical-index-mark-end text:id="IMark209533164"/>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5">&gt;</text:p>
          </table:table-cell>
        </table:table-row>
        <table:table-row table:style-name="Table54.1">
          <table:table-cell table:style-name="Table54.A2" office:value-type="string">
            <text:p text:style-name="P15"><text:alphabetical-index-mark-start text:id="IMark209533164"/>over<text:alphabetical-index-mark-end text:id="IMark209533164"/>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209533164"/>pick<text:alphabetical-index-mark-end text:id="IMark209533164"/>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209533164"/>swap<text:alphabetical-index-mark-end text:id="IMark209533164"/>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5">&gt;</text:p>
          </table:table-cell>
        </table:table-row>
        <table:table-row table:style-name="Table54.1">
          <table:table-cell table:style-name="Table54.A2" office:value-type="string">
            <text:p text:style-name="P15"><text:alphabetical-index-mark-start text:id="IMark209533164"/>tuck<text:alphabetical-index-mark-end text:id="IMark209533164"/>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326145356557935462" text:style-name="L10">
        <text:list-item>
          <text:p text:style-name="P55">To store return addresses for word calls. In fOOrth this is handled by the Ruby virtual machine.</text:p>
        </text:list-item>
        <text:list-item>
          <text:p text:style-name="P55">To store context for control structures. In fOOrth the context mechanism provides for a far richer and more reliable set of control, compile, and data structures.</text:p>
        </text:list-item>
        <text:list-item>
          <text:p text:style-name="P5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09533932"/>if<text:alphabetical-index-mark-end text:id="IMark209533932"/>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209533932"/>else<text:alphabetical-index-mark-end text:id="IMark209533932"/>” and “<text:alphabetical-index-mark-start text:id="IMark209531772"/>then<text:alphabetical-index-mark-end text:id="IMark209531772"/>”.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209531772"/>switch<text:alphabetical-index-mark-end text:id="IMark209531772"/>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209531772"/>do<text:alphabetical-index-mark-end text:id="IMark209531772"/>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209531772"/>loop<text:alphabetical-index-mark-end text:id="IMark209531772"/>” commands mark the boundaries of the loop; The “<text:alphabetical-index-mark-start text:id="IMark209533932"/>i<text:alphabetical-index-mark-end text:id="IMark209533932"/>” command is used to retrieve the current loop counter value. For nested loops, the “<text:alphabetical-index-mark-start text:id="IMark209532396"/>j<text:alphabetical-index-mark-end text:id="IMark209532396"/>” command retrieves the value of the outer loops counter value. <text:s/>By default, the “loop” command adds one to the loop value. For more flexible looping, the “<text:alphabetical-index-mark-start text:id="IMark209533308"/>+loop<text:alphabetical-index-mark-end text:id="IMark20953330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09533308"/>-i<text:alphabetical-index-mark-end text:id="IMark209533308"/> and <text:alphabetical-index-mark-start text:id="IMark209532396"/>-j<text:alphabetical-index-mark-end text:id="IMark209532396"/></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209532396"/>begin<text:alphabetical-index-mark-end text:id="IMark209532396"/>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1807221220790462593" text:style-name="L11">
        <text:list-item>
          <text:p text:style-name="P56">begin … <text:alphabetical-index-mark-start text:id="IMark209533932"/>until<text:alphabetical-index-mark-end text:id="IMark209533932"/> – loops until the top of stack is true.</text:p>
        </text:list-item>
        <text:list-item>
          <text:p text:style-name="P56">begin … <text:alphabetical-index-mark-start text:id="IMark209532396"/>again<text:alphabetical-index-mark-end text:id="IMark209532396"/> – loops indefinitely </text:p>
        </text:list-item>
        <text:list-item>
          <text:p text:style-name="P56">begin … <text:alphabetical-index-mark-start text:id="IMark209533932"/>repeat<text:alphabetical-index-mark-end text:id="IMark209533932"/>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37"/>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209533932"/>Typing<text:alphabetical-index-mark-end text:id="IMark209533932"/></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209533932"/>Duck Typing<text:alphabetical-index-mark-end text:id="IMark209533932"/><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09533932"/>Declarations<text:alphabetical-index-mark-end text:id="IMark209533932"/></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209533932"/>Scoping<text:alphabetical-index-mark-end text:id="IMark209533932"/></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209533932"/><text:span text:style-name="T7">val:</text:span><text:alphabetical-index-mark-end text:id="IMark209533932"/> and <text:alphabetical-index-mark-start text:id="IMark209533308"/><text:span text:style-name="T7">var:</text:span><text:alphabetical-index-mark-end text:id="IMark209533308"/></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09533308"/><text:span text:style-name="T7">.init</text:span><text:alphabetical-index-mark-end text:id="IMark209533308"/> method being the most popular since it is called to initialize a new instance of the object.</text:p>
      <text:p text:style-name="P3">Methods: <text:alphabetical-index-mark-start text:id="IMark209533308"/><text:span text:style-name="T7">val@:</text:span><text:alphabetical-index-mark-end text:id="IMark209533308"/> and <text:alphabetical-index-mark-start text:id="IMark209533932"/><text:span text:style-name="T7">var@:</text:span><text:alphabetical-index-mark-end text:id="IMark209533932"/></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209533932"/><text:span text:style-name="T7">val#:</text:span><text:alphabetical-index-mark-end text:id="IMark209533932"/> and <text:alphabetical-index-mark-start text:id="IMark209533308"/><text:span text:style-name="T7">var#:</text:span><text:alphabetical-index-mark-end text:id="IMark209533308"/></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209533308"/><text:span text:style-name="T7">val$:</text:span><text:alphabetical-index-mark-end text:id="IMark209533308"/> and <text:alphabetical-index-mark-start text:id="IMark209533932"/><text:span text:style-name="T7">var$:</text:span><text:alphabetical-index-mark-end text:id="IMark209533932"/></text:p>
      <text:p text:style-name="P3">Regex for valid local variable names: <text:span text:style-name="T7">/^\$[a-z][a-z0-9_]*$/</text:span></text:p>
      <text:p text:style-name="Text_20_body">Notes:</text:p>
      <text:p text:style-name="Text_20_body"/>
      <text:h text:style-name="Heading_20_2" text:outline-level="2"><text:alphabetical-index-mark-start text:id="IMark209533932"/>Referencing<text:alphabetical-index-mark-end text:id="IMark209533932"/></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09533932"/>Mutation<text:alphabetical-index-mark-end text:id="IMark209533932"/></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2">dup</text:p>
          </table:table-cell>
          <table:table-cell table:style-name="Table57.A2" office:value-type="string">
            <text:p text:style-name="P22">x</text:p>
          </table:table-cell>
          <table:table-cell table:style-name="Table57.A2" office:value-type="string">
            <text:p text:style-name="P22">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842987065560228181" text:style-name="L12">
        <text:list-item>
          <text:p text:style-name="P68">No Copying</text:p>
        </text:list-item>
        <text:list-item>
          <text:p text:style-name="P68">Shallow Copying</text:p>
        </text:list-item>
        <text:list-item>
          <text:p text:style-name="P68">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4">Object</text:p>
      <text:p text:style-name="P34"><text:tab/>Array</text:p>
      <text:p text:style-name="P34"><text:tab/>Class</text:p>
      <text:p text:style-name="P34"><text:tab/>Exception</text:p>
      <text:p text:style-name="P34"><text:tab/>FalseClass</text:p>
      <text:p text:style-name="P34"><text:tab/>Hash</text:p>
      <text:p text:style-name="P34"><text:tab/>InStream</text:p>
      <text:p text:style-name="P34"><text:tab/>MaxNumeric</text:p>
      <text:p text:style-name="P34"><text:tab/>MinNumeric</text:p>
      <text:p text:style-name="P34"><text:tab/>NilClass</text:p>
      <text:p text:style-name="P34"><text:tab/>Numeric</text:p>
      <text:p text:style-name="P34"><text:tab/><text:tab/>Complex</text:p>
      <text:p text:style-name="P34"><text:tab/><text:tab/>Float</text:p>
      <text:p text:style-name="P34"><text:tab/><text:tab/>Integer</text:p>
      <text:p text:style-name="P34"><text:tab/><text:tab/><text:tab/>Bignum</text:p>
      <text:p text:style-name="P34"><text:tab/><text:tab/><text:tab/>Fixnum</text:p>
      <text:p text:style-name="P34"><text:tab/><text:tab/>Rational</text:p>
      <text:p text:style-name="P34"><text:tab/>OutStream</text:p>
      <text:p text:style-name="P34"><text:tab/>Procedure</text:p>
      <text:p text:style-name="P34"><text:tab/>Queue</text:p>
      <text:p text:style-name="P34"><text:tab/>String</text:p>
      <text:p text:style-name="P34"><text:tab/>Thread</text:p>
      <text:p text:style-name="P34"><text:tab/>TrueClass</text:p>
      <text:p text:style-name="P34"><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209533932"/>Classes<text:alphabetical-index-mark-end text:id="IMark209533932"/></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209533932"/>Inheritance<text:alphabetical-index-mark-end text:id="IMark209533932"/></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209533932"/>Methods<text:alphabetical-index-mark-end text:id="IMark209533932"/></text:h>
      <text:p text:style-name="P3">All code in fOOrth is contained in methods. A method is a fragment of code that an object uses to respond to a message that has been sent to that object. In fOOrth there are three sorts of methods:</text:p>
      <text:list xml:id="list6755144028649853803" text:style-name="L13">
        <text:list-item>
          <text:p text:style-name="P57">Shared: Methods that are common to all instances of the class that contains them.</text:p>
        </text:list-item>
        <text:list-item>
          <text:p text:style-name="P57">Exclusive: Methods that are defined for one and only one object (and all of its clones that are created <text:span text:style-name="T2">after</text:span> the exclusive method is defined.).</text:p>
        </text:list-item>
        <text:list-item>
          <text:p text:style-name="P57">Local: Methods that are created in a context and are accessible only in that context. When the context concludes, these methods are no longer accessible.</text:p>
        </text:list-item>
      </text:list>
      <text:h text:style-name="Heading_20_3" text:outline-level="3"><text:alphabetical-index-mark-start text:id="IMark209533308"/>Late Binding<text:alphabetical-index-mark-end text:id="IMark209533308"/> and <text:alphabetical-index-mark-start text:id="IMark228179880"/>Polymorphism<text:alphabetical-index-mark-end text:id="IMark228179880"/></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228179880"/>Method Mapping<text:alphabetical-index-mark-end text:id="IMark228179880"/></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7248011954710328783" text:style-name="L14">
        <text:list-item>
          <text:p text:style-name="P58">The strings used by fOOrth needed to be converted to Ruby symbols to allow code to be executed in Ruby.</text:p>
        </text:list-item>
        <text:list-item>
          <text:p text:style-name="P58">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8">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209533308"/>SymbolMap<text:alphabetical-index-mark-end text:id="IMark209533308"/> class. This class creates mappings in one of two ways:</text:p>
      <text:list xml:id="list6381386564992878966" text:style-name="L15">
        <text:list-item>
          <text:p text:style-name="P5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209533308"/>Routing<text:alphabetical-index-mark-end text:id="IMark209533308"/></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4796313579343324014" text:style-name="L16">
        <text:list-item>
          <text:p text:style-name="P60">The defining word used to create the method.</text:p>
        </text:list-item>
        <text:list-item>
          <text:p text:style-name="P60">The receiver of the defining word used to create the method.</text:p>
        </text:list-item>
        <text:list-item>
          <text:p text:style-name="P60">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209532588"/>:<text:alphabetical-index-mark-end text:id="IMark209532588"/></text:p>
          </table:table-cell>
          <table:table-cell table:style-name="Table9.A2" office:value-type="string">
            <text:p text:style-name="P11">N/A</text:p>
          </table:table-cell>
          <table:table-cell table:style-name="Table9.A2" office:value-type="string">
            <text:p text:style-name="P19">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209532588"/>.:<text:alphabetical-index-mark-end text:id="IMark209532588"/></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209532588"/>.::<text:alphabetical-index-mark-end text:id="IMark209532588"/></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9">tbd</text:p>
          </table:table-cell>
          <table:table-cell table:style-name="Table9.A2" office:value-type="string">
            <text:p text:style-name="P11">Context</text:p>
          </table:table-cell>
          <table:table-cell table:style-name="Table9.E2" office:value-type="string">
            <text:p text:style-name="P23">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228039580"/>do_map_name<text:alphabetical-index-mark-end text:id="IMark228039580"/>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Handling Error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30">Code</text:p>
            </table:table-cell>
            <table:covered-table-cell/>
            <table:covered-table-cell/>
            <table:table-cell table:style-name="Table55.D1" office:value-type="string">
              <text:p text:style-name="P29">Description</text:p>
            </table:table-cell>
          </table:table-row>
        </table:table-header-rows>
        <table:table-row table:style-name="Table55.1">
          <table:table-cell table:style-name="Table55.A2" office:value-type="string">
            <text:p text:style-name="P24">F</text:p>
          </table:table-cell>
          <table:table-cell table:style-name="Table55.A2" office:value-type="string">
            <text:p text:style-name="P24">*</text:p>
          </table:table-cell>
          <table:table-cell table:style-name="Table55.A2" office:value-type="string">
            <text:p text:style-name="P24">*</text:p>
          </table:table-cell>
          <table:table-cell table:style-name="Table55.D2" office:value-type="string">
            <text:p text:style-name="P25">Generic fOOrth Native Exception Code for All Errors.</text:p>
          </table:table-cell>
        </table:table-row>
        <table:table-row table:style-name="Table55.1">
          <table:table-cell table:style-name="Table55.A2" office:value-type="string">
            <text:p text:style-name="P24"/>
          </table:table-cell>
          <table:table-cell table:style-name="Table55.A2" office:value-type="string">
            <text:p text:style-name="P24"/>
          </table:table-cell>
          <table:table-cell table:style-name="Table55.A2" office:value-type="string">
            <text:p text:style-name="P24"/>
          </table:table-cell>
          <table:table-cell table:style-name="Table55.D2" office:value-type="string">
            <text:p text:style-name="P25"/>
          </table:table-cell>
        </table:table-row>
        <table:table-row table:style-name="Table55.1">
          <table:table-cell table:style-name="Table55.A2" office:value-type="string">
            <text:p text:style-name="P24">F</text:p>
          </table:table-cell>
          <table:table-cell table:style-name="Table55.A2" office:value-type="string">
            <text:p text:style-name="P24">1</text:p>
          </table:table-cell>
          <table:table-cell table:style-name="Table55.A2" office:value-type="string">
            <text:p text:style-name="P24">*</text:p>
          </table:table-cell>
          <table:table-cell table:style-name="Table55.D2" office:value-type="string">
            <text:p text:style-name="P25">Compile Time Errors.</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0</text:p>
          </table:table-cell>
          <table:table-cell table:style-name="Table55.D2" office:value-type="string">
            <text:p text:style-name="P26">Syntax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1</text:p>
          </table:table-cell>
          <table:table-cell table:style-name="Table55.D2" office:value-type="string">
            <text:p text:style-name="P26">Specification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2</text:p>
          </table:table-cell>
          <table:table-cell table:style-name="Table55.D2" office:value-type="string">
            <text:p text:style-name="P26">Control Structure Nesting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1" office:value-type="string">
            <text:p text:style-name="P31">3</text:p>
          </table:table-cell>
          <table:table-cell table:style-name="Table55.D2" office:value-type="string">
            <text:p text:style-name="P32">Invalid Operation for Target.</text:p>
          </table:table-cell>
        </table:table-row>
        <table:table-row table:style-name="Table55.1">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D2" office:value-type="string">
            <text:p text:style-name="P32"/>
          </table:table-cell>
        </table:table-row>
        <table:table-row table:style-name="Table55.1">
          <table:table-cell table:style-name="Table55.A2" office:value-type="string">
            <text:p text:style-name="P24">F</text:p>
          </table:table-cell>
          <table:table-cell table:style-name="Table55.A2" office:value-type="string">
            <text:p text:style-name="P24">2</text:p>
          </table:table-cell>
          <table:table-cell table:style-name="Table55.A2" office:value-type="string">
            <text:p text:style-name="P24">*</text:p>
          </table:table-cell>
          <table:table-cell table:style-name="Table55.D2" office:value-type="string">
            <text:p text:style-name="P25">Message Passing Errors</text:p>
          </table:table-cell>
        </table:table-row>
        <table:table-row table:style-name="Table55.1">
          <table:table-cell table:style-name="Table55.A2" office:value-type="string">
            <text:p text:style-name="P28">F</text:p>
          </table:table-cell>
          <table:table-cell table:style-name="Table55.A2" office:value-type="string">
            <text:p text:style-name="P28">2</text:p>
          </table:table-cell>
          <table:table-cell table:style-name="Table55.A2" office:value-type="string">
            <text:p text:style-name="P28">0</text:p>
          </table:table-cell>
          <table:table-cell table:style-name="Table55.D2" office:value-type="string">
            <text:p text:style-name="P26">Message Not Understood by the Receiver.</text:p>
          </table:table-cell>
        </table:table-row>
        <table:table-row table:style-name="Table55.1">
          <table:table-cell table:style-name="Table55.A2" office:value-type="string">
            <text:p text:style-name="P28">F</text:p>
          </table:table-cell>
          <table:table-cell table:style-name="Table55.A2" office:value-type="string">
            <text:p text:style-name="P28">2</text:p>
          </table:table-cell>
          <table:table-cell table:style-name="Table55.A2" office:value-type="string">
            <text:p text:style-name="P28">1</text:p>
          </table:table-cell>
          <table:table-cell table:style-name="Table55.D2" office:value-type="string">
            <text:p text:style-name="P26">Control Structure is Not Supported by the Receiver.</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3</text:p>
          </table:table-cell>
          <table:table-cell table:style-name="Table55.A2" office:value-type="string">
            <text:p text:style-name="P24">*</text:p>
          </table:table-cell>
          <table:table-cell table:style-name="Table55.D2" office:value-type="string">
            <text:p text:style-name="P25">Data Underflow Errors</text:p>
          </table:table-cell>
        </table:table-row>
        <table:table-row table:style-name="Table55.1">
          <table:table-cell table:style-name="Table55.A2" office:value-type="string">
            <text:p text:style-name="P28">F</text:p>
          </table:table-cell>
          <table:table-cell table:style-name="Table55.A2" office:value-type="string">
            <text:p text:style-name="P28">3</text:p>
          </table:table-cell>
          <table:table-cell table:style-name="Table55.A2" office:value-type="string">
            <text:p text:style-name="P28">0</text:p>
          </table:table-cell>
          <table:table-cell table:style-name="Table55.D2" office:value-type="string">
            <text:p text:style-name="P26">Virtual Machine Data Stack Underflow</text:p>
          </table:table-cell>
        </table:table-row>
        <table:table-row table:style-name="Table55.1">
          <table:table-cell table:style-name="Table55.A2" office:value-type="string">
            <text:p text:style-name="P28">F</text:p>
          </table:table-cell>
          <table:table-cell table:style-name="Table55.A2" office:value-type="string">
            <text:p text:style-name="P28">3</text:p>
          </table:table-cell>
          <table:table-cell table:style-name="Table55.A2" office:value-type="string">
            <text:p text:style-name="P28">1</text:p>
          </table:table-cell>
          <table:table-cell table:style-name="Table55.D2" office:value-type="string">
            <text:p text:style-name="P26">Stack/Queue Underflow</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8">F</text:p>
          </table:table-cell>
          <table:table-cell table:style-name="Table55.A2" office:value-type="string">
            <text:p text:style-name="P28">4</text:p>
          </table:table-cell>
          <table:table-cell table:style-name="Table55.A2" office:value-type="string">
            <text:p text:style-name="P28">0</text:p>
          </table:table-cell>
          <table:table-cell table:style-name="Table55.D2" office:value-type="string">
            <text:p text:style-name="P26">Data Conversion Error</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5</text:p>
          </table:table-cell>
          <table:table-cell table:style-name="Table55.A2" office:value-type="string">
            <text:p text:style-name="P24">*</text:p>
          </table:table-cell>
          <table:table-cell table:style-name="Table55.D2" office:value-type="string">
            <text:p text:style-name="P25">I/O Errors</text:p>
          </table:table-cell>
        </table:table-row>
        <table:table-row table:style-name="Table55.1">
          <table:table-cell table:style-name="Table55.A2" office:value-type="string">
            <text:p text:style-name="P28">F</text:p>
          </table:table-cell>
          <table:table-cell table:style-name="Table55.A2" office:value-type="string">
            <text:p text:style-name="P28">5</text:p>
          </table:table-cell>
          <table:table-cell table:style-name="Table55.A2" office:value-type="string">
            <text:p text:style-name="P28">0</text:p>
          </table:table-cell>
          <table:table-cell table:style-name="Table55.D2" office:value-type="string">
            <text:p text:style-name="P26">Error Opening a File for Reading</text:p>
          </table:table-cell>
        </table:table-row>
        <table:table-row table:style-name="Table55.1">
          <table:table-cell table:style-name="Table55.A2" office:value-type="string">
            <text:p text:style-name="P28">F</text:p>
          </table:table-cell>
          <table:table-cell table:style-name="Table55.A2" office:value-type="string">
            <text:p text:style-name="P28">5</text:p>
          </table:table-cell>
          <table:table-cell table:style-name="Table55.A2" office:value-type="string">
            <text:p text:style-name="P28">1</text:p>
          </table:table-cell>
          <table:table-cell table:style-name="Table55.D2" office:value-type="string">
            <text:p text:style-name="P26">Error Opening a File for Writing</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6</text:p>
          </table:table-cell>
          <table:table-cell table:style-name="Table55.A2" office:value-type="string">
            <text:p text:style-name="P24">*</text:p>
          </table:table-cell>
          <table:table-cell table:style-name="Table55.D2" office:value-type="string">
            <text:p text:style-name="P25">Thread Errors</text:p>
          </table:table-cell>
        </table:table-row>
        <table:table-row table:style-name="Table55.1">
          <table:table-cell table:style-name="Table55.A2" office:value-type="string">
            <text:p text:style-name="P28">F</text:p>
          </table:table-cell>
          <table:table-cell table:style-name="Table55.A2" office:value-type="string">
            <text:p text:style-name="P28">6</text:p>
          </table:table-cell>
          <table:table-cell table:style-name="Table55.A2" office:value-type="string">
            <text:p text:style-name="P28">0</text:p>
          </table:table-cell>
          <table:table-cell table:style-name="Table55.D2" office:value-type="string">
            <text:p text:style-name="P26">Duplicate Virtual Machines</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ext:soft-page-break/>
        <table:table-row table:style-name="Table55.1">
          <table:table-cell table:style-name="Table55.A2" office:value-type="string">
            <text:p text:style-name="P31">F</text:p>
          </table:table-cell>
          <table:table-cell table:style-name="Table55.A2" office:value-type="string">
            <text:p text:style-name="P31">9</text:p>
          </table:table-cell>
          <table:table-cell table:style-name="Table55.A2" office:value-type="string">
            <text:p text:style-name="P31">0</text:p>
          </table:table-cell>
          <table:table-cell table:style-name="Table55.D2" office:value-type="string">
            <text:p text:style-name="P32">Internal Compiler Data Structure Error</text:p>
          </table:table-cell>
        </table:table-row>
      </table:table>
      <text:p text:style-name="Text_20_body"/>
      <text:h text:style-name="Heading_20_2" text:outline-level="2">Ruby Mapped Exception Codes</text:h>
      <text:p text:style-name="Text_20_body"/>
      <text:p text:style-name="Text_20_body"/>
      <table:table table:name="Table92" table:style-name="Table92">
        <table:table-column table:style-name="Table92.A" table:number-columns-repeated="2"/>
        <table:table-column table:style-name="Table92.C"/>
        <table:table-column table:style-name="Table92.D"/>
        <table:table-column table:style-name="Table92.E"/>
        <table:table-column table:style-name="Table92.F"/>
        <table:table-header-rows>
          <table:table-row table:style-name="Table92.1">
            <table:table-cell table:style-name="Table92.A1" table:number-columns-spanned="3" office:value-type="string">
              <text:p text:style-name="P30">Code</text:p>
            </table:table-cell>
            <table:covered-table-cell/>
            <table:covered-table-cell/>
            <table:table-cell table:style-name="Table92.A1" office:value-type="string">
              <text:p text:style-name="P30"/>
            </table:table-cell>
            <table:table-cell table:style-name="Table92.A1" office:value-type="string">
              <text:p text:style-name="P30">Subcode</text:p>
            </table:table-cell>
            <table:table-cell table:style-name="Table92.F1" office:value-type="string">
              <text:p text:style-name="P29">Description</text:p>
            </table:table-cell>
          </table:table-row>
        </table:table-header-rows>
        <table:table-row table:style-name="Table92.1">
          <table:table-cell table:style-name="Table92.A2" office:value-type="string">
            <text:p text:style-name="P24">E</text:p>
          </table:table-cell>
          <table:table-cell table:style-name="Table92.A2" office:value-type="string">
            <text:p text:style-name="P24">*</text:p>
          </table:table-cell>
          <table:table-cell table:style-name="Table92.A2" office:value-type="string">
            <text:p text:style-name="P24">*</text:p>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Generic Ruby Mapped Exception Code for All Errors.</text:p>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
      <text:h text:style-name="Heading_20_1" text:outline-level="1"><text:alphabetical-index-mark-start text:id="IMark105227152"/>Array<text:alphabetical-index-mark-end text:id="IMark105227152"/></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2331523837243539214" text:style-name="L17">
        <text:list-item>
          <text:p text:style-name="P61">The first two examples both create “empty” arrays with zero data elements. </text:p>
        </text:list-item>
        <text:list-item>
          <text:p text:style-name="P61">Array data do NOT need to be the same “type” of data. Mixing is allowed. </text:p>
        </text:list-item>
        <text:list-item>
          <text:p text:style-name="P61">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8517345896032397546" text:style-name="L18">
        <text:list-item>
          <text:p text:style-name="P62"><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28037468"/>.new<text:alphabetical-index-mark-end text:id="IMark228037468"/>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28037468"/>.new{<text:alphabetical-index-mark-end text:id="IMark228037468"/>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228037468"/>x<text:alphabetical-index-mark-end text:id="IMark228037468"/>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228037468"/>}<text:alphabetical-index-mark-end text:id="IMark228037468"/>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28037468"/>.new_size<text:alphabetical-index-mark-end text:id="IMark228037468"/>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28038092"/>.new_value<text:alphabetical-index-mark-end text:id="IMark228038092"/>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28038092"/>.new_values<text:alphabetical-index-mark-end text:id="IMark228038092"/>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228038092"/>!<text:alphabetical-index-mark-end text:id="IMark228038092"/>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28038092"/>+<text:alphabetical-index-mark-end text:id="IMark228038092"/>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28038092"/>.+left<text:alphabetical-index-mark-end text:id="IMark228038092"/>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228038092"/>.+mid<text:alphabetical-index-mark-end text:id="IMark228038092"/>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28038092"/>.+midlr<text:alphabetical-index-mark-end text:id="IMark228038092"/>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28038092"/>.+right<text:alphabetical-index-mark-end text:id="IMark228038092"/>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228038092"/>.-left<text:alphabetical-index-mark-end text:id="IMark228038092"/>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28038092"/>.-mid<text:alphabetical-index-mark-end text:id="IMark228038092"/>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28038092"/>.-midlr<text:alphabetical-index-mark-end text:id="IMark228038092"/>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28038092"/>.-right<text:alphabetical-index-mark-end text:id="IMark228038092"/>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228038092"/>.[]!<text:alphabetical-index-mark-end text:id="IMark228038092"/>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228038092"/>.[]@<text:alphabetical-index-mark-end text:id="IMark228038092"/>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28038092"/>.left<text:alphabetical-index-mark-end text:id="IMark228038092"/>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28038092"/>.length<text:alphabetical-index-mark-end text:id="IMark228038092"/>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28038092"/>.max<text:alphabetical-index-mark-end text:id="IMark228038092"/>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28038092"/>.mid<text:alphabetical-index-mark-end text:id="IMark228038092"/>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28038092"/>.midlr<text:alphabetical-index-mark-end text:id="IMark228038092"/>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228038092"/>.min<text:alphabetical-index-mark-end text:id="IMark228038092"/>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28038092"/>.pp<text:alphabetical-index-mark-end text:id="IMark228038092"/>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28038092"/>.reverse<text:alphabetical-index-mark-end text:id="IMark228038092"/>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228038092"/>.right<text:alphabetical-index-mark-end text:id="IMark228038092"/>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28038092"/>.shuffle<text:alphabetical-index-mark-end text:id="IMark228038092"/>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28038092"/>.sort<text:alphabetical-index-mark-end text:id="IMark228038092"/>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3">Code</text:p>
          </table:table-cell>
          <table:table-cell table:style-name="Table88.B2" office:value-type="string">
            <text:p text:style-name="P1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5">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5">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28038092"/>.strmax<text:alphabetical-index-mark-end text:id="IMark228038092"/>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3">Code</text:p>
          </table:table-cell>
          <table:table-cell table:style-name="Table89.B2" office:value-type="string">
            <text:p text:style-name="P1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5">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228038092"/>&lt;&lt;<text:alphabetical-index-mark-end text:id="IMark228038092"/>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3">Code</text:p>
          </table:table-cell>
          <table:table-cell table:style-name="Table90.B2" office:value-type="string">
            <text:p text:style-name="P1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5">[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5">[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28038092"/>@<text:alphabetical-index-mark-end text:id="IMark228038092"/>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3">Code</text:p>
          </table:table-cell>
          <table:table-cell table:style-name="Table91.B2" office:value-type="string">
            <text:p text:style-name="P13">Result</text:p>
          </table:table-cell>
        </table:table-row>
        <table:table-row table:style-name="Table91.1">
          <table:table-cell table:style-name="Table91.A2" office:value-type="string">
            <text:p text:style-name="Snippet">[ 1 2 3 4 ] @</text:p>
          </table:table-cell>
          <table:table-cell table:style-name="Table91.B2" office:value-type="string">
            <text:p text:style-name="P15">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05227152"/>Class<text:alphabetical-index-mark-end text:id="IMark105227152"/></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P3">The Class class is the class of all classes. That is to say, all classes are instances of the class Class. The Class class is an instance of itself!<text:note text:id="ftn34" text:note-class="footnote"><text:note-citation>34</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9" table:style-name="Table99">
        <table:table-column table:style-name="Table99.A"/>
        <table:table-column table:style-name="Table99.B"/>
        <table:table-column table:style-name="Table99.C"/>
        <table:table-row table:style-name="Table99.1">
          <table:table-cell table:style-name="Table99.A1" table:number-columns-spanned="3" office:value-type="string">
            <text:h text:style-name="Heading_20_3" text:outline-level="3">[a_class] <text:alphabetical-index-mark-start text:id="IMark228038092"/>.:<text:alphabetical-index-mark-end text:id="IMark228038092"/> method_name … ; []</text:h>
            <text:p text:style-name="Text_20_body">Routing: TOS</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Object .: .one 1 ;</text:p>
          </table:table-cell>
          <table:covered-table-cell/>
          <table:table-cell table:style-name="Table99.C2" office:value-type="string">
            <text:p text:style-name="P15">(Creates a public method .one)</text:p>
          </table:table-cell>
        </table:table-row>
        <table:table-row table:style-name="Table99.1">
          <table:table-cell table:style-name="Table99.A2" table:number-columns-spanned="2" office:value-type="string">
            <text:p text:style-name="Snippet">Object .: ~two 2 ;</text:p>
          </table:table-cell>
          <table:covered-table-cell/>
          <table:table-cell table:style-name="Table99.C2" office:value-type="string">
            <text:p text:style-name="P15">(Creates a private method ~two)</text:p>
          </table:table-cell>
        </table:table-row>
        <table:table-row table:style-name="Table99.1">
          <table:table-cell table:style-name="Table99.A2" table:number-columns-spanned="2" office:value-type="string">
            <text:p text:style-name="Snippet">MyClass .: + (omitted) ;</text:p>
          </table:table-cell>
          <table:covered-table-cell/>
          <table:table-cell table:style-name="Table99.C2" office:value-type="string">
            <text:p text:style-name="P15">(Creates a dyadic (NOS) method +)</text:p>
          </table:table-cell>
        </table:table-row>
        <table:table-row table:style-name="Table99.1">
          <table:table-cell table:style-name="Table99.A2" table:number-columns-spanned="2" office:value-type="string">
            <text:p text:style-name="Snippet">Object .: BAD <text:s/>;</text:p>
          </table:table-cell>
          <table:covered-table-cell/>
          <table:table-cell table:style-name="Table99.C2" office:value-type="string">
            <text:p text:style-name="P17">F10: Invalid name for a method: BAD</text:p>
          </table:table-cell>
        </table:table-row>
        <table:table-row table:style-name="Table99.1">
          <table:table-cell table:style-name="Table99.A2" table:number-columns-spanned="2" office:value-type="string">
            <text:p text:style-name="Snippet">String .: twaddle<text:span text:style-name="T13">" (stuff) ;</text:span></text:p>
          </table:table-cell>
          <table:covered-table-cell/>
          <table:table-cell table:style-name="Table99.C2" office:value-type="string">
            <text:p text:style-name="P17">(Creates a method with an embedded string.</text:p>
          </table:table-cell>
        </table:table-row>
        <table:table-row table:style-name="Table99.1">
          <table:table-cell table:style-name="Table99.A2" table:number-columns-spanned="2" office:value-type="string">
            <text:p text:style-name="Snippet">Object .: twiddle<text:span text:style-name="T13">" (stuff) ;</text:span></text:p>
          </table:table-cell>
          <table:covered-table-cell/>
          <table:table-cell table:style-name="Table99.C2" office:value-type="string">
            <text:p text:style-name="P17">F13: Creating a string method twiddle" on a Object</text:p>
          </table:table-cell>
        </table:table-row>
        <table:table-row table:style-name="Table99.1">
          <table:table-cell table:style-name="Table99.A9" table:number-columns-spanned="3" office:value-type="string">
            <text:h text:style-name="Heading_20_4" text:outline-level="4">Local Methods: </text:h>
          </table:table-cell>
          <table:covered-table-cell/>
          <table:covered-table-cell/>
        </table:table-row>
        <text:soft-page-break/>
        <table:table-row table:style-name="Table99.1">
          <table:table-cell table:style-name="Table99.C2" table:number-columns-spanned="3" office:value-type="string">
            <text:h text:style-name="Heading_20_4" text:outline-level="4">[undefined] <text:alphabetical-index-mark-start text:id="IMark228038092"/>super<text:alphabetical-index-mark-end text:id="IMark228038092"/>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class: MyClass</text:p>
            <text:p text:style-name="Snippet">MyClass .: .name "Hi from " super + ;</text:p>
            <text:p text:style-name="Snippet">MyClass .new .name .</text:p>
          </table:table-cell>
          <table:covered-table-cell/>
          <table:table-cell table:style-name="Table99.C12" office:value-type="string">
            <text:p text:style-name="P15">Hi from MyClass instance</text:p>
          </table:table-cell>
        </table:table-row>
        <table:table-row table:style-name="Table99.1">
          <table:table-cell table:style-name="Table99.A2" table:number-columns-spanned="2" office:value-type="string">
            <text:p text:style-name="Snippet">class TestClass</text:p>
            <text:p text:style-name="Snippet">TestClass .: .broken super ;</text:p>
            <text:p text:style-name="Snippet">TestClass .new .broken</text:p>
          </table:table-cell>
          <table:covered-table-cell/>
          <table:table-cell table:style-name="Table99.C12" office:value-type="string">
            <text:p text:style-name="P23">F20: A TestClass instance does not understand .broken (:_309).</text:p>
          </table:table-cell>
        </table:table-row>
        <table:table-row table:style-name="Table99.1">
          <table:table-cell table:style-name="Table99.C2" table:number-columns-spanned="3" office:value-type="string">
            <text:h text:style-name="Heading_20_4" text:outline-level="4">[value] <text:alphabetical-index-mark-start text:id="IMark228038092"/>val:<text:alphabetical-index-mark-end text:id="IMark228038092"/>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l: limit</text:p>
          </table:table-cell>
          <table:covered-table-cell/>
          <table:table-cell table:style-name="Table99.C2" office:value-type="string">
            <text:p text:style-name="P15">(Creates a valu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228038092"/>var:<text:alphabetical-index-mark-end text:id="IMark228038092"/>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r: limit</text:p>
          </table:table-cell>
          <table:covered-table-cell/>
          <table:table-cell table:style-name="Table99.C2" office:value-type="string">
            <text:p text:style-name="P15">(Creates a variabl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228038092"/>val@:<text:alphabetical-index-mark-end text:id="IMark228038092"/>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l@: @limit</text:p>
          </table:table-cell>
          <table:table-cell table:style-name="Table99.C2" table:number-columns-spanned="2" office:value-type="string">
            <text:p text:style-name="P15">(Creates an instance value named @limit set to 10)</text:p>
          </table:table-cell>
          <table:covered-table-cell/>
        </table:table-row>
        <text:soft-page-break/>
        <table:table-row table:style-name="Table99.1">
          <table:table-cell table:style-name="Table99.C2" table:number-columns-spanned="3" office:value-type="string">
            <text:h text:style-name="Heading_20_4" text:outline-level="4">[value] <text:alphabetical-index-mark-start text:id="IMark228038092"/>var@:<text:alphabetical-index-mark-end text:id="IMark228038092"/>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r@: @limit</text:p>
          </table:table-cell>
          <table:table-cell table:style-name="Table99.C2" table:number-columns-spanned="2" office:value-type="string">
            <text:p text:style-name="P15">(Creates an instance variable named @limit initially set to 10)</text:p>
          </table:table-cell>
          <table:covered-table-cell/>
        </table:table-row>
        <table:table-row table:style-name="Table99.1">
          <table:table-cell table:style-name="Table99.C2" table:number-columns-spanned="3" office:value-type="string">
            <text:h text:style-name="Heading_20_4" text:outline-level="4">[] ... <text:alphabetical-index-mark-start text:id="IMark228038092"/>;<text:alphabetical-index-mark-end text:id="IMark228038092"/>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28038092"/>.is_class?<text:alphabetical-index-mark-end text:id="IMark228038092"/>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3">Code</text:p>
          </table:table-cell>
          <table:table-cell table:style-name="Table93.B2" office:value-type="string">
            <text:p text:style-name="P1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5">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228038092"/>.new<text:alphabetical-index-mark-end text:id="IMark228038092"/> [_a_class_instance]</text:h>
            <text:p text:style-name="Text_20_body">Routing: TOS</text:p>
            <text:p text:style-name="P3">Create a new instance of the target class.</text:p>
          </table:table-cell>
          <table:covered-table-cell/>
        </table:table-row>
        <table:table-row table:style-name="Table94.1">
          <table:table-cell table:style-name="Table94.A2" office:value-type="string">
            <text:p text:style-name="P13">Code</text:p>
          </table:table-cell>
          <table:table-cell table:style-name="Table94.B2" office:value-type="string">
            <text:p text:style-name="P13">Result</text:p>
          </table:table-cell>
        </table:table-row>
        <table:table-row table:style-name="Table94.1">
          <table:table-cell table:style-name="Table94.A2" office:value-type="string">
            <text:p text:style-name="Snippet">Object .new</text:p>
          </table:table-cell>
          <table:table-cell table:style-name="Table94.B2" office:value-type="string">
            <text:p text:style-name="P15">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28038092"/>.parent_class<text:alphabetical-index-mark-end text:id="IMark228038092"/>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3">Code</text:p>
          </table:table-cell>
          <table:table-cell table:style-name="Table95.B2" office:value-type="string">
            <text:p text:style-name="P1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5">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5">nil</text:p>
          </table:table-cell>
        </table:table-row>
      </table:table>
      <text:p text:style-name="Text_20_body"><text:soft-page-break/></text:p>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28038092"/>.subclass:<text:alphabetical-index-mark-end text:id="IMark228038092"/>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3">Code</text:p>
          </table:table-cell>
          <table:table-cell table:style-name="Table96.B2" office:value-type="string">
            <text:p text:style-name="P1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5">(Creates the class MyClass)</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228038092"/>.to_s<text:alphabetical-index-mark-end text:id="IMark228038092"/>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3">Code</text:p>
          </table:table-cell>
          <table:table-cell table:style-name="Table97.B2" office:value-type="string">
            <text:p text:style-name="P13">Result</text:p>
          </table:table-cell>
        </table:table-row>
        <table:table-row table:style-name="Table97.1">
          <table:table-cell table:style-name="Table97.A2" office:value-type="string">
            <text:p text:style-name="Snippet">Object .to_s</text:p>
          </table:table-cell>
          <table:table-cell table:style-name="Table97.B2" office:value-type="string">
            <text:p text:style-name="P15">“Object”</text:p>
          </table:table-cell>
        </table:table-row>
      </table:table>
      <text:p text:style-name="Text_20_body"/>
      <text:p text:style-name="Text_20_body"/>
      <text:h text:style-name="Heading_20_2" text:outline-level="2"><text:alphabetical-index-mark-start text:id="IMark105227152"/>Commands<text:alphabetical-index-mark-end text:id="IMark105227152"/></text:h>
      <text:p text:style-name="Text_20_body"/>
      <table:table table:name="Table98" table:style-name="Table98">
        <table:table-column table:style-name="Table98.A"/>
        <table:table-column table:style-name="Table98.B"/>
        <table:table-row table:style-name="Table98.1">
          <table:table-cell table:style-name="Table98.A1" table:number-columns-spanned="2" office:value-type="string">
            <text:h text:style-name="Heading_20_3" text:outline-level="3">[a_class] <text:alphabetical-index-mark-start text:id="IMark228038092"/>)methods<text:alphabetical-index-mark-end text:id="IMark228038092"/> []</text:h>
            <text:p text:style-name="Text_20_body">Routing: TOS</text:p>
            <text:p text:style-name="P3">description</text:p>
          </table:table-cell>
          <table:covered-table-cell/>
        </table:table-row>
        <table:table-row table:style-name="Table98.1">
          <table:table-cell table:style-name="Table98.A2" office:value-type="string">
            <text:p text:style-name="P13">Code</text:p>
          </table:table-cell>
          <table:table-cell table:style-name="Table98.B2" office:value-type="string">
            <text:p text:style-name="P13">Result</text:p>
          </table:table-cell>
        </table:table-row>
        <table:table-row table:style-name="Table98.1">
          <table:table-cell table:style-name="Table98.A2" office:value-type="string">
            <text:p text:style-name="Snippet"/>
          </table:table-cell>
          <table:table-cell table:style-name="Table98.B2" office:value-type="string">
            <text:p text:style-name="P15"/>
          </table:table-cell>
        </table:table-row>
      </table:table>
      <text:p text:style-name="Text_20_body"/>
      <text:p text:style-name="Text_20_body"/>
      <text:p text:style-name="P3"/>
      <table:table table:name="Table100" table:style-name="Table100">
        <table:table-column table:style-name="Table100.A"/>
        <table:table-column table:style-name="Table100.B"/>
        <text:soft-page-break/>
        <table:table-row table:style-name="Table100.1">
          <table:table-cell table:style-name="Table100.A1" table:number-columns-spanned="2" office:value-type="string">
            <text:h text:style-name="Heading_20_3" text:outline-level="3">[a_class] <text:alphabetical-index-mark-start text:id="IMark228038092"/>)stubs<text:alphabetical-index-mark-end text:id="IMark228038092"/> []</text:h>
            <text:p text:style-name="Text_20_body">Routing: TOS</text:p>
            <text:p text:style-name="P3">description</text:p>
          </table:table-cell>
          <table:covered-table-cell/>
        </table:table-row>
        <table:table-row table:style-name="Table100.1">
          <table:table-cell table:style-name="Table100.A2" office:value-type="string">
            <text:p text:style-name="P13">Code</text:p>
          </table:table-cell>
          <table:table-cell table:style-name="Table100.B2" office:value-type="string">
            <text:p text:style-name="P13">Result</text:p>
          </table:table-cell>
        </table:table-row>
        <table:table-row table:style-name="Table100.1">
          <table:table-cell table:style-name="Table100.A2" office:value-type="string">
            <text:p text:style-name="Snippet"/>
          </table:table-cell>
          <table:table-cell table:style-name="Table100.B2" office:value-type="string">
            <text:p text:style-name="P15"/>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05227152"/>Complex<text:alphabetical-index-mark-end text:id="IMark105227152"/></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5" text:note-class="footnote"><text:note-citation>35</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36" text:note-class="footnote"><text:note-citation>36</text:note-citation><text:note-body><text:p text:style-name="Footnote">No spaces are permitted within the literal.</text:p></text:note-body></text:note></text:p>
          </table:table-cell>
          <table:table-cell table:style-name="Table5.B1" office:value-type="string">
            <text:p text:style-name="P12">Value<text:note text:id="ftn37" text:note-class="footnote"><text:note-citation>3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3.7i</text:p>
          </table:table-cell>
          <table:table-cell table:style-name="Table5.B2" office:value-type="string">
            <text:p text:style-name="P11">0+3.7i</text:p>
          </table:table-cell>
        </table:table-row>
        <table:table-row>
          <table:table-cell table:style-name="Table5.A2" office:value-type="string">
            <text:p text:style-name="P22">1/2i</text:p>
          </table:table-cell>
          <table:table-cell table:style-name="Table5.B2" office:value-type="string">
            <text:p text:style-name="P11">0+1/2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228037996"/>.cbrt<text:alphabetical-index-mark-end text:id="IMark228037996"/>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228039580"/>.e**<text:alphabetical-index-mark-end text:id="IMark228039580"/>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228037996"/>.split<text:alphabetical-index-mark-end text:id="IMark228037996"/>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228039580"/>.sqrt<text:alphabetical-index-mark-end text:id="IMark228039580"/>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228036844"/>Exception<text:alphabetical-index-mark-end text:id="IMark228036844"/></text:h>
      <text:p text:style-name="Text_20_body"/>
      <text:p text:style-name="Text_20_body">Inheritance: Exception <text:span text:style-name="T9">←</text:span> Object</text:p>
      <text:p text:style-name="Code"/>
      <text:p text:style-name="P38">No unique methods defined.</text:p>
      <text:p text:style-name="Code"/>
      <text:p text:style-name="Text_20_body">Ipsum lorem</text:p>
      <text:h text:style-name="Heading_20_2" text:outline-level="2"/>
      <text:h text:style-name="Heading_20_1" text:outline-level="1"><text:alphabetical-index-mark-start text:id="IMark228036844"/>FalseClass<text:alphabetical-index-mark-end text:id="IMark228036844"/></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228039580"/>&amp;&amp;<text:alphabetical-index-mark-end text:id="IMark228039580"/>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228039580"/>^^<text:alphabetical-index-mark-end text:id="IMark228039580"/>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228039580"/>||<text:alphabetical-index-mark-end text:id="IMark228039580"/>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228036844"/>Float<text:alphabetical-index-mark-end text:id="IMark228036844"/></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8" text:note-class="footnote"><text:note-citation>38</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9" text:note-class="footnote"><text:note-citation>39</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40" text:note-class="footnote"><text:note-citation>40</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05237560"/>Hash<text:alphabetical-index-mark-end text:id="IMark105237560"/></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05237560"/>InStream<text:alphabetical-index-mark-end text:id="IMark105237560"/></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05237560"/>Integer<text:alphabetical-index-mark-end text:id="IMark105237560"/></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1" text:note-class="footnote"><text:note-citation>41</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2" text:note-class="footnote"><text:note-citation>42</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3" text:note-class="footnote"><text:note-citation>43</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445556678789933</text:p>
          </table:table-cell>
          <table:table-cell table:style-name="Table7.B2" office:value-type="string">
            <text:p text:style-name="P11">445556678789933</text:p>
          </table:table-cell>
        </table:table-row>
        <table:table-row>
          <table:table-cell table:style-name="Table7.A2" office:value-type="string">
            <text:p text:style-name="P22">0xff</text:p>
          </table:table-cell>
          <table:table-cell table:style-name="Table7.B2" office:value-type="string">
            <text:p text:style-name="P11">255</text:p>
          </table:table-cell>
        </table:table-row>
        <table:table-row>
          <table:table-cell table:style-name="Table7.A2" office:value-type="string">
            <text:p text:style-name="P22">0xffffffffff</text:p>
          </table:table-cell>
          <table:table-cell table:style-name="Table7.B2" office:value-type="string">
            <text:p text:style-name="P11">1099511627775</text:p>
          </table:table-cell>
        </table:table-row>
        <table:table-row>
          <table:table-cell table:style-name="Table7.A2" office:value-type="string">
            <text:p text:style-name="P22">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05237080"/><text:alphabetical-index-mark-start text:id="IMark105237464"/>MaxNumeric<text:alphabetical-index-mark-end text:id="IMark105237464"/><text:alphabetical-index-mark-end text:id="IMark105237080"/></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05237080"/><text:alphabetical-index-mark-start text:id="IMark105237464"/>MinNumeric<text:alphabetical-index-mark-end text:id="IMark105237464"/><text:alphabetical-index-mark-end text:id="IMark105237080"/></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05237080"/><text:alphabetical-index-mark-start text:id="IMark105237464"/><text:alphabetical-index-mark-start text:id="IMark105236696"/>NilClass<text:alphabetical-index-mark-end text:id="IMark105236696"/><text:alphabetical-index-mark-end text:id="IMark105237464"/><text:alphabetical-index-mark-end text:id="IMark105237080"/></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05237608"/>&amp;&amp;<text:alphabetical-index-mark-end text:id="IMark105237608"/>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05237608"/>^^<text:alphabetical-index-mark-end text:id="IMark105237608"/>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05237608"/>||<text:alphabetical-index-mark-end text:id="IMark105237608"/>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05237080"/>Numeric<text:alphabetical-index-mark-end text:id="IMark10523708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05237080"/>Object<text:alphabetical-index-mark-end text:id="IMark105237080"/></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05237608"/>&amp;&amp;<text:alphabetical-index-mark-end text:id="IMark105237608"/>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05237608"/>)methods<text:alphabetical-index-mark-end text:id="IMark105237608"/>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05237608"/>.<text:alphabetical-index-mark-end text:id="IMark105237608"/>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05237608"/>.::<text:alphabetical-index-mark-end text:id="IMark105237608"/>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6"/>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05237608"/>inst:<text:alphabetical-index-mark-end text:id="IMark10523760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05237608"/>local:<text:alphabetical-index-mark-end text:id="IMark10523760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05237608"/>super<text:alphabetical-index-mark-end text:id="IMark10523760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05237608"/>;<text:alphabetical-index-mark-end text:id="IMark10523760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05237608"/>.class<text:alphabetical-index-mark-end text:id="IMark105237608"/>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05237608"/>.clone<text:alphabetical-index-mark-end text:id="IMark10523760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05237608"/>.copy<text:alphabetical-index-mark-end text:id="IMark10523760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05237608"/>.init<text:alphabetical-index-mark-end text:id="IMark10523760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05237608"/>.is_class?<text:alphabetical-index-mark-end text:id="IMark105237608"/>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05237608"/>.name<text:alphabetical-index-mark-end text:id="IMark10523760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05237608"/>.strlen<text:alphabetical-index-mark-end text:id="IMark10523760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05237608"/>.to_f<text:alphabetical-index-mark-end text:id="IMark10523760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05237608"/>.to_f!<text:alphabetical-index-mark-end text:id="IMark10523760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0">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05237608"/>.to_i<text:alphabetical-index-mark-end text:id="IMark105237608"/>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05237608"/>.to_i!<text:alphabetical-index-mark-end text:id="IMark105237608"/>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0">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05237608"/>.to_n<text:alphabetical-index-mark-end text:id="IMark10523760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05237608"/>.to_n!<text:alphabetical-index-mark-end text:id="IMark105237608"/>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0">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05237608"/>.to_r<text:alphabetical-index-mark-end text:id="IMark105237608"/>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05237608"/>.to_r!<text:alphabetical-index-mark-end text:id="IMark105237608"/>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0">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05237608"/>.to_s<text:alphabetical-index-mark-end text:id="IMark105237608"/>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05237608"/>.to_x<text:alphabetical-index-mark-end text:id="IMark105237608"/>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05237608"/>.to_x!<text:alphabetical-index-mark-end text:id="IMark10523760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1">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05237608"/>&lt;&gt;<text:alphabetical-index-mark-end text:id="IMark105237608"/>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05237608"/>=<text:alphabetical-index-mark-end text:id="IMark105237608"/>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05237608"/>^^<text:alphabetical-index-mark-end text:id="IMark10523760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05237608"/>distinct?<text:alphabetical-index-mark-end text:id="IMark10523760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05237608"/>identical?<text:alphabetical-index-mark-end text:id="IMark10523760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05237608"/>max<text:alphabetical-index-mark-end text:id="IMark10523760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1">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05237608"/>min<text:alphabetical-index-mark-end text:id="IMark10523760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1">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05237608"/>nil&lt;&gt;<text:alphabetical-index-mark-end text:id="IMark10523760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05237608"/>nil=<text:alphabetical-index-mark-end text:id="IMark10523760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05237608"/>not<text:alphabetical-index-mark-end text:id="IMark10523760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05237608"/>||<text:alphabetical-index-mark-end text:id="IMark10523760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05237080"/>OutStream<text:alphabetical-index-mark-end text:id="IMark10523708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05237080"/>Procedure<text:alphabetical-index-mark-end text:id="IMark10523708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05237080"/>Queue<text:alphabetical-index-mark-end text:id="IMark10523708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05237080"/>Rational<text:alphabetical-index-mark-end text:id="IMark10523708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4" text:note-class="footnote"><text:note-citation>44</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45" text:note-class="footnote"><text:note-citation>45</text:note-citation><text:note-body><text:p text:style-name="Footnote">No spaces are permitted within the literal.</text:p></text:note-body></text:note></text:p>
          </table:table-cell>
          <table:table-cell table:style-name="Table6.B1" office:value-type="string">
            <text:p text:style-name="P12">Value<text:note text:id="ftn46" text:note-class="footnote"><text:note-citation>46</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2">1/2</text:p>
          </table:table-cell>
          <table:table-cell table:style-name="Table6.B2" office:value-type="string">
            <text:p text:style-name="P11">1/2</text:p>
          </table:table-cell>
        </table:table-row>
        <table:table-row>
          <table:table-cell table:style-name="Table6.A2" office:value-type="string">
            <text:p text:style-name="P22">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5236792"/>.split<text:alphabetical-index-mark-end text:id="IMark10523679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05234632"/>Stack<text:alphabetical-index-mark-end text:id="IMark105234632"/></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05234632"/>String<text:alphabetical-index-mark-end text:id="IMark105234632"/></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05234632"/>Thread<text:alphabetical-index-mark-end text:id="IMark105234632"/></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05234632"/><text:alphabetical-index-mark-start text:id="IMark105237224"/><text:alphabetical-index-mark-start text:id="IMark105234488"/>TrueClass<text:alphabetical-index-mark-end text:id="IMark105234488"/><text:alphabetical-index-mark-end text:id="IMark105237224"/><text:alphabetical-index-mark-end text:id="IMark105234632"/></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5"/>
      <text:h text:style-name="Heading_20_1" text:outline-level="1"><text:alphabetical-index-mark-start text:id="IMark105234632"/>VirtualMachine<text:alphabetical-index-mark-end text:id="IMark105234632"/></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05234632"/>Commands<text:alphabetical-index-mark-end text:id="IMark105234632"/></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text:p>
      <text:p text:style-name="Code"/>
      <text:p text:style-name="Code">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7" text:note-class="footnote"><text:note-citation>47</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8">.</text:p>
          </table:table-cell>
          <table:table-cell table:style-name="Table4.B2" office:value-type="string">
            <text:p text:style-name="P15">Any character except newline</text:p>
          </table:table-cell>
        </table:table-row>
        <table:table-row>
          <table:table-cell table:style-name="Table4.A2" office:value-type="string">
            <text:p text:style-name="P18">[A-Z]</text:p>
          </table:table-cell>
          <table:table-cell table:style-name="Table4.B2" office:value-type="string">
            <text:p text:style-name="P15">Any uppercase alphabetical character.</text:p>
          </table:table-cell>
        </table:table-row>
        <table:table-row>
          <table:table-cell table:style-name="Table4.A2" office:value-type="string">
            <text:p text:style-name="P18">[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d</text:p>
          </table:table-cell>
          <table:table-cell table:style-name="Table4.B2" office:value-type="string">
            <text:p text:style-name="P15">A digit (0..9)</text:p>
          </table:table-cell>
        </table:table-row>
        <table:table-row>
          <table:table-cell table:style-name="Table4.A2" office:value-type="string">
            <text:p text:style-name="P18">X*</text:p>
          </table:table-cell>
          <table:table-cell table:style-name="Table4.B2" office:value-type="string">
            <text:p text:style-name="P15">0 or more repetitions of the X expression.</text:p>
          </table:table-cell>
        </table:table-row>
        <table:table-row>
          <table:table-cell table:style-name="Table4.A2" office:value-type="string">
            <text:p text:style-name="P18">X+</text:p>
          </table:table-cell>
          <table:table-cell table:style-name="Table4.B2" office:value-type="string">
            <text:p text:style-name="P15">1 or more repetitions of the X expression.</text:p>
          </table:table-cell>
        </table:table-row>
        <table:table-row>
          <table:table-cell table:style-name="Table4.A2" office:value-type="string">
            <text:p text:style-name="P18">^</text:p>
          </table:table-cell>
          <table:table-cell table:style-name="Table4.B2" office:value-type="string">
            <text:p text:style-name="P15">The beginning of the line or string.</text:p>
          </table:table-cell>
        </table:table-row>
        <table:table-row>
          <table:table-cell table:style-name="Table4.A2" office:value-type="string">
            <text:p text:style-name="P18">$</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7">A</text:p>
          <text:p text:style-name="P46">again<text:tab/>24</text:p>
          <text:p text:style-name="P46">Array<text:tab/>40</text:p>
          <text:p text:style-name="P47">B</text:p>
          <text:p text:style-name="P46">begin<text:tab/>23</text:p>
          <text:p text:style-name="P47">C</text:p>
          <text:p text:style-name="P46">Class<text:tab/>51</text:p>
          <text:p text:style-name="P46">Classes<text:tab/>32</text:p>
          <text:p text:style-name="P46">Commands<text:tab/>54, 95</text:p>
          <text:p text:style-name="P46">Complex<text:tab/>56</text:p>
          <text:p text:style-name="P47">D</text:p>
          <text:p text:style-name="P46">Declarations<text:tab/>25</text:p>
          <text:p text:style-name="P46">Demo.rb<text:tab/>11</text:p>
          <text:p text:style-name="P46">distinct?<text:tab/>79</text:p>
          <text:p text:style-name="P46">do<text:tab/>22</text:p>
          <text:p text:style-name="P46">do_map_name<text:tab/>36</text:p>
          <text:p text:style-name="P46">drop<text:tab/>18</text:p>
          <text:p text:style-name="P46">Duck Typing<text:tab/>25</text:p>
          <text:p text:style-name="P46">dup<text:tab/>18</text:p>
          <text:p text:style-name="P47">E</text:p>
          <text:p text:style-name="P46">else<text:tab/>20</text:p>
          <text:p text:style-name="P46">Exception<text:tab/>58</text:p>
          <text:p text:style-name="P47">F</text:p>
          <text:p text:style-name="P46">FalseClass<text:tab/>59</text:p>
          <text:p text:style-name="P46">Float<text:tab/>61</text:p>
          <text:p text:style-name="P47">H</text:p>
          <text:p text:style-name="P46">Hash<text:tab/>62</text:p>
          <text:p text:style-name="P47">I</text:p>
          <text:p text:style-name="P46">i<text:tab/>22</text:p>
          <text:p text:style-name="P46">identical?<text:tab/>80</text:p>
          <text:p text:style-name="P46">if<text:tab/>20</text:p>
          <text:p text:style-name="P46">Inheritance<text:tab/>33</text:p>
          <text:p text:style-name="P46">inst:<text:tab/>73</text:p>
          <text:p text:style-name="P46">InStream<text:tab/>63</text:p>
          <text:p text:style-name="P46">Integer<text:tab/>64</text:p>
          <text:p text:style-name="P47">J</text:p>
          <text:p text:style-name="P46">j<text:tab/>22</text:p>
          <text:p text:style-name="P47">L</text:p>
          <text:p text:style-name="P46">Late Binding<text:tab/>33</text:p>
          <text:p text:style-name="P46">local:<text:tab/>73</text:p>
          <text:p text:style-name="P46">loop<text:tab/>22</text:p>
          <text:p text:style-name="P47">M</text:p>
          <text:p text:style-name="P46">max<text:tab/>80</text:p>
          <text:p text:style-name="P46">MaxNumeric<text:tab/>66</text:p>
          <text:p text:style-name="P46">Method Mapping<text:tab/>34</text:p>
          <text:p text:style-name="P46">Methods<text:tab/>33</text:p>
          <text:p text:style-name="P46">min<text:tab/>80</text:p>
          <text:p text:style-name="P46">MinNumeric<text:tab/>67</text:p>
          <text:p text:style-name="P46">Mutation<text:tab/>27</text:p>
          <text:p text:style-name="P47">N</text:p>
          <text:p text:style-name="P46">nil&lt;&gt;<text:tab/>81</text:p>
          <text:p text:style-name="P46">nil=<text:tab/>81</text:p>
          <text:p text:style-name="P46">NilClass<text:tab/>68</text:p>
          <text:p text:style-name="P46">nip<text:tab/>18</text:p>
          <text:p text:style-name="P46">not<text:tab/>81</text:p>
          <text:p text:style-name="P46">Numeric<text:tab/>69</text:p>
          <text:p text:style-name="P47">O</text:p>
          <text:p text:style-name="P46">Object<text:tab/>72</text:p>
          <text:p text:style-name="P46">OutStream<text:tab/>82</text:p>
          <text:p text:style-name="P46">over<text:tab/>18</text:p>
          <text:p text:style-name="P47">P</text:p>
          <text:p text:style-name="P46">pick<text:tab/>18</text:p>
          <text:p text:style-name="P46">Polymorphism<text:tab/>33</text:p>
          <text:p text:style-name="P46">Procedure<text:tab/>84</text:p>
          <text:p text:style-name="P47">Q</text:p>
          <text:p text:style-name="P46">Queue<text:tab/>85</text:p>
          <text:p text:style-name="P47">R</text:p>
          <text:p text:style-name="P46">Rake<text:tab/>11</text:p>
          <text:p text:style-name="P46">Rational<text:tab/>86</text:p>
          <text:p text:style-name="P46">Referencing<text:tab/>26</text:p>
          <text:p text:style-name="P46">repeat<text:tab/>24</text:p>
          <text:p text:style-name="P46">Routing<text:tab/>35</text:p>
          <text:p text:style-name="P47">S</text:p>
          <text:p text:style-name="P46">Scoping<text:tab/>25</text:p>
          <text:p text:style-name="P46">Stack<text:tab/>88</text:p>
          <text:p text:style-name="P46">String<text:tab/>89</text:p>
          <text:p text:style-name="P46">super<text:tab/>52, 73</text:p>
          <text:p text:style-name="P46">swap<text:tab/>19</text:p>
          <text:p text:style-name="P46">switch<text:tab/>20</text:p>
          <text:p text:style-name="P46">SymbolMap<text:tab/>34</text:p>
          <text:p text:style-name="P47">T</text:p>
          <text:p text:style-name="P46">Thanks<text:tab/>9</text:p>
          <text:p text:style-name="P46">then<text:tab/>20</text:p>
          <text:p text:style-name="P46">Thread<text:tab/>91</text:p>
          <text:p text:style-name="P46">TrueClass<text:tab/>92</text:p>
          <text:p text:style-name="P46">tuck<text:tab/>19</text:p>
          <text:p text:style-name="P46">Typing<text:tab/>25</text:p>
          <text:p text:style-name="P47">U</text:p>
          <text:p text:style-name="P46">until<text:tab/>24</text:p>
          <text:p text:style-name="P47">V</text:p>
          <text:p text:style-name="P46">val:<text:tab/>25, 52</text:p>
          <text:p text:style-name="P46">val@:<text:tab/>26, 52</text:p>
          <text:p text:style-name="P46">val#:<text:tab/>26</text:p>
          <text:p text:style-name="P46">val$:<text:tab/>26</text:p>
          <text:p text:style-name="P46">var:<text:tab/>25, 52</text:p>
          <text:p text:style-name="P46">var@:<text:tab/>26, 53</text:p>
          <text:p text:style-name="P46">var#:<text:tab/>26</text:p>
          <text:p text:style-name="P46">var$:<text:tab/>26</text:p>
          <text:p text:style-name="P46">VirtualMachine<text:tab/>93</text:p>
          <text:p text:style-name="P47">X</text:p>
          <text:p text:style-name="P46">x<text:tab/>41</text:p>
          <text:p text:style-name="P47">^</text:p>
          <text:p text:style-name="P46">^^<text:tab/>59, 68, 79</text:p>
          <text:p text:style-name="P47">-</text:p>
          <text:p text:style-name="P46">-i<text:tab/>22</text:p>
          <text:p text:style-name="P46">-j<text:tab/>22</text:p>
          <text:p text:style-name="P47">;</text:p>
          <text:p text:style-name="P46">;<text:tab/>53, 73</text:p>
          <text:p text:style-name="P47">:</text:p>
          <text:p text:style-name="P46">:<text:tab/>35</text:p>
          <text:p text:style-name="P47">!</text:p>
          <text:p text:style-name="P46">!<text:tab/>43</text:p>
          <text:p text:style-name="P47">.</text:p>
          <text:p text:style-name="P46">.<text:tab/>72</text:p>
          <text:p text:style-name="P46">.-left<text:tab/>44</text:p>
          <text:p text:style-name="P46">.-mid<text:tab/>45</text:p>
          <text:p text:style-name="P46">.-midlr<text:tab/>45</text:p>
          <text:p text:style-name="P46">.-right<text:tab/>45</text:p>
          <text:p text:style-name="P46">.:<text:tab/>35, 51</text:p>
          <text:p text:style-name="P46">.::<text:tab/>35, 73</text:p>
          <text:p text:style-name="P46">.[]!<text:tab/>45</text:p>
          <text:p text:style-name="P46">.[]@<text:tab/>46</text:p>
          <text:p text:style-name="P46">.+left<text:tab/>43</text:p>
          <text:p text:style-name="P46">.+mid<text:tab/>44</text:p>
          <text:p text:style-name="P46">.+midlr<text:tab/>44</text:p>
          <text:p text:style-name="P46">.+right<text:tab/>44</text:p>
          <text:p text:style-name="P46">.cbrt<text:tab/>57</text:p>
          <text:p text:style-name="P46">.class<text:tab/>73</text:p>
          <text:p text:style-name="P46">.clone<text:tab/>74</text:p>
          <text:p text:style-name="P46">.copy<text:tab/>74</text:p>
          <text:p text:style-name="P46">.e**<text:tab/>57</text:p>
          <text:p text:style-name="P46">.init<text:tab/>26, 74</text:p>
          <text:p text:style-name="P46">.is_class?<text:tab/>53, 74</text:p>
          <text:p text:style-name="P46">.left<text:tab/>46</text:p>
          <text:p text:style-name="P46">.length<text:tab/>46</text:p>
          <text:p text:style-name="P46">.max<text:tab/>47</text:p>
          <text:p text:style-name="P46">.mid<text:tab/>47</text:p>
          <text:p text:style-name="P46">.midlr<text:tab/>47</text:p>
          <text:p text:style-name="P46">.min<text:tab/>48</text:p>
          <text:p text:style-name="P46">.name<text:tab/>75</text:p>
          <text:p text:style-name="P46">.new<text:tab/>41, 53</text:p>
          <text:p text:style-name="P46">.new_size<text:tab/>42</text:p>
          <text:p text:style-name="P46">.new_value<text:tab/>42</text:p>
          <text:p text:style-name="P46">.new_values<text:tab/>42</text:p>
          <text:p text:style-name="P46">.new{<text:tab/>41</text:p>
          <text:p text:style-name="P46">.parent_class<text:tab/>53</text:p>
          <text:p text:style-name="P46">.pp<text:tab/>48</text:p>
          <text:p text:style-name="P46">.reverse<text:tab/>48</text:p>
          <text:p text:style-name="P46">.right<text:tab/>48</text:p>
          <text:p text:style-name="P46">.shuffle<text:tab/>49</text:p>
          <text:p text:style-name="P46">.sort<text:tab/>49</text:p>
          <text:p text:style-name="P46">.split<text:tab/>57, 86</text:p>
          <text:p text:style-name="P46">.sqrt<text:tab/>57</text:p>
          <text:p text:style-name="P46">.strlen<text:tab/>75</text:p>
          <text:p text:style-name="P46">.strmax<text:tab/>49</text:p>
          <text:p text:style-name="P46">.subclass:<text:tab/>54</text:p>
          <text:p text:style-name="P46">.to_f<text:tab/>75</text:p>
          <text:p text:style-name="P46">.to_f!<text:tab/>76</text:p>
          <text:p text:style-name="P46">.to_i<text:tab/>76</text:p>
          <text:p text:style-name="P46"><text:soft-page-break/>.to_i!<text:tab/>76</text:p>
          <text:p text:style-name="P46">.to_n<text:tab/>76</text:p>
          <text:p text:style-name="P46">.to_n!<text:tab/>77</text:p>
          <text:p text:style-name="P46">.to_r<text:tab/>77</text:p>
          <text:p text:style-name="P46">.to_r!<text:tab/>78</text:p>
          <text:p text:style-name="P46">.to_s<text:tab/>54, 78</text:p>
          <text:p text:style-name="P46">.to_x<text:tab/>78</text:p>
          <text:p text:style-name="P46">.to_x!<text:tab/>79</text:p>
          <text:p text:style-name="P47">)</text:p>
          <text:p text:style-name="P46">)methods<text:tab/>54, 72</text:p>
          <text:p text:style-name="P46">)stubs<text:tab/>55</text:p>
          <text:p text:style-name="P47">}</text:p>
          <text:p text:style-name="P46">}<text:tab/>41</text:p>
          <text:p text:style-name="P47">@</text:p>
          <text:p text:style-name="P46">@<text:tab/>50</text:p>
          <text:p text:style-name="P47">&amp;</text:p>
          <text:p text:style-name="P46">&amp;&amp;<text:tab/>59, 68, 72</text:p>
          <text:p text:style-name="P47">+</text:p>
          <text:p text:style-name="P46">+<text:tab/>43</text:p>
          <text:p text:style-name="P46">+loop<text:tab/>22</text:p>
          <text:p text:style-name="P47">&lt;</text:p>
          <text:p text:style-name="P46">&lt;&lt;<text:tab/>50</text:p>
          <text:p text:style-name="P46">&lt;&gt;<text:tab/>79</text:p>
          <text:p text:style-name="P47">=</text:p>
          <text:p text:style-name="P46">=<text:tab/>79</text:p>
          <text:p text:style-name="P47">|</text:p>
          <text:p text:style-name="P46">||<text:tab/>59, 68, 81</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102</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5DT17H8M44S</meta:editing-duration>
    <meta:editing-cycles>1474</meta:editing-cycles>
    <meta:generator>OpenOffice/4.1.1$Win32 OpenOffice.org_project/411m6$Build-9775</meta:generator>
    <dc:date>2015-03-29T21:24:22.51</dc:date>
    <dc:creator>Peter Camilleri</dc:creator>
    <meta:printed-by>Peter Camilleri</meta:printed-by>
    <meta:print-date>2015-02-10T10:49:15.76</meta:print-date>
    <meta:document-statistic meta:table-count="100" meta:image-count="0" meta:object-count="0" meta:page-count="102" meta:paragraph-count="2717" meta:word-count="17204" meta:character-count="100806"/>
    <meta:template xlink:type="simple" xlink:actuate="onRequest" xlink:title="MyDefault" xlink:href="../../../../OpenOffice.org/3/user/template/MyDefault.ott" meta:date="2014-06-26T22:09:00.24"/>
  </office:meta>
</office:document-meta>
</file>